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62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கதை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மொத்தம்</text:p>
          </table:table-cell>
          <table:table-cell table:formula="of:=SUM([.B$1:.B$1048576])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ஆங்கில கதை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ட்டுரை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ங்கில தன் உதவி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pan text:style-name="T1">ஆங்கில </text:span>கட்டுரை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பா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 style:data-style-name="N2" text:time-value="21:38:33.6171939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0.4.2$Linux_X86_64 LibreOffice_project/00$Build-2</meta:generator>
    <dc:date>2021-01-31T21:40:29.184032294</dc:date>
    <meta:editing-duration>PT45M40S</meta:editing-duration>
    <meta:editing-cycles>20</meta:editing-cycles>
    <meta:document-statistic meta:table-count="1" meta:cell-count="14" meta:object-count="0"/>
  </office:meta>
</office:document-meta>
</file>